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a0e4" officeooo:paragraph-rsid="0012a0e4"/>
    </style:style>
    <style:style style:name="P2" style:family="paragraph" style:parent-style-name="Standard">
      <style:text-properties officeooo:rsid="0012a0e4" officeooo:paragraph-rsid="00163a67"/>
    </style:style>
    <style:style style:name="P3" style:family="paragraph" style:parent-style-name="Standard">
      <style:text-properties officeooo:rsid="0012a0e4" officeooo:paragraph-rsid="00180f04"/>
    </style:style>
    <style:style style:name="P4" style:family="paragraph" style:parent-style-name="Standard">
      <style:text-properties officeooo:rsid="0012a0e4" officeooo:paragraph-rsid="001cd9a7"/>
    </style:style>
    <style:style style:name="P5" style:family="paragraph" style:parent-style-name="Standard">
      <style:text-properties officeooo:rsid="0012a0e4" officeooo:paragraph-rsid="001e92b2"/>
    </style:style>
    <style:style style:name="P6" style:family="paragraph" style:parent-style-name="Standard">
      <style:text-properties officeooo:rsid="0012a0e4" officeooo:paragraph-rsid="001f38f9"/>
    </style:style>
    <style:style style:name="P7" style:family="paragraph" style:parent-style-name="Standard">
      <style:text-properties officeooo:rsid="00149e6e" officeooo:paragraph-rsid="00149e6e"/>
    </style:style>
    <style:style style:name="P8" style:family="paragraph" style:parent-style-name="Standard">
      <style:text-properties officeooo:rsid="0018016b" officeooo:paragraph-rsid="0018016b"/>
    </style:style>
    <style:style style:name="P9" style:family="paragraph" style:parent-style-name="Standard">
      <style:text-properties officeooo:rsid="001f38f9" officeooo:paragraph-rsid="001f38f9"/>
    </style:style>
    <style:style style:name="P10" style:family="paragraph" style:parent-style-name="Standard">
      <style:paragraph-properties fo:text-align="justify" style:justify-single-word="false"/>
      <style:text-properties officeooo:rsid="001f38f9" officeooo:paragraph-rsid="001f38f9"/>
    </style:style>
    <style:style style:name="T1" style:family="text">
      <style:text-properties officeooo:rsid="00145636"/>
    </style:style>
    <style:style style:name="T2" style:family="text">
      <style:text-properties officeooo:rsid="00156af2"/>
    </style:style>
    <style:style style:name="T3" style:family="text">
      <style:text-properties officeooo:rsid="00180f04"/>
    </style:style>
    <style:style style:name="T4" style:family="text">
      <style:text-properties officeooo:rsid="00181f5c"/>
    </style:style>
    <style:style style:name="T5" style:family="text">
      <style:text-properties officeooo:rsid="001a0b8b"/>
    </style:style>
    <style:style style:name="T6" style:family="text">
      <style:text-properties officeooo:rsid="001cd9a7"/>
    </style:style>
    <style:style style:name="T7" style:family="text">
      <style:text-properties officeooo:rsid="001e92b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s Turnbased</text:p>
      <text:p text:style-name="P1">U need Energie to make something</text:p>
      <text:p text:style-name="P1">U need Energie to build something</text:p>
      <text:p text:style-name="P1"/>
      <text:p text:style-name="P1">Turn:</text:p>
      <text:p text:style-name="P1"/>
      <text:p text:style-name="P1">Placing Energiemarkers/gather energie </text:p>
      <text:p text:style-name="P1"><text:tab/>a Energie Marker is Palaced in building<text:span text:style-name="T4">s</text:span> in a Sector </text:p>
      <text:p text:style-name="P1"><text:tab/>moving a E Stack from one building to another cost 1E per sector? or 1E in gernaral?</text:p>
      <text:p text:style-name="P1"/>
      <text:p text:style-name="P1">Aktivating Units/Stacks</text:p>
      <text:p text:style-name="P4"><text:tab/>For aktivation you need to spend 1*<text:span text:style-name="T6">Ativatecost </text:span>from the same sector 2*<text:span text:style-name="T6">Ativatecost</text:span> if it one away , 3*<text:span text:style-name="T6">Ativatecost</text:span> for tow ,6 *<text:span text:style-name="T6">Ativatecost</text:span>for three and more sectors away.</text:p>
      <text:p text:style-name="P1"/>
      <text:p text:style-name="P1"><text:tab/></text:p>
      <text:p text:style-name="P5"><text:tab/><text:span text:style-name="T7">an aktivated stack/unit can use all of its weapon's and abilety including movement.</text:span></text:p>
      <text:p text:style-name="P5"><text:span text:style-name="T7"><text:tab/>So it can move build and shoot at the same time. But shooting is restikted to a singel target</text:span></text:p>
      <text:p text:style-name="P5"><text:tab/></text:p>
      <text:p text:style-name="P5"><text:tab/><text:span text:style-name="T7">a unit can only be aktivated once per turn<text:line-break/></text:span></text:p>
      <text:p text:style-name="P5"><text:s/><text:tab/></text:p>
      <text:p text:style-name="P9">Atack</text:p>
      <text:p text:style-name="P10"><text:tab/>the deffender can decide to aktivate weapons <text:s/>for aktivation cost this will aktivate the unit <text:tab/>and <text:s/><text:span text:style-name="T7">a unit can only be aktivated once per turn</text:span></text:p>
      <text:p text:style-name="P10"><text:tab/>both roll dices in number of ther shots <text:s/>for each weapon in range</text:p>
      <text:p text:style-name="P10"><text:tab/>a hit is a damage is the lose of one hitpoin.</text:p>
      <text:p text:style-name="P10"><text:tab/>A model without hit point is removed.</text:p>
      <text:p text:style-name="P10"><text:tab/>Half of the metalcost of all removed models in one atack is placed as scrap in the sector.</text:p>
      <text:p text:style-name="P10"><text:tab/>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>Unmodified shoot hit's with <text:span text:style-name="T1">8 </text:span>out of 12 = 66%</text:p>
      <text:p text:style-name="P1"/>
      <text:p text:style-name="P1"><draw:frame draw:style-name="fr1" draw:name="Objekt1" text:anchor-type="paragraph" svg:x="0.035cm" svg:y="0.118cm" svg:width="4.516cm" svg:height="6.32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/>light vs light 66% to do 100% damage</text:p>
      <text:p text:style-name="P7"><text:s/>light vs mediun <text:s/>58,3% to do 50% damage</text:p>
      <text:p text:style-name="P7"><text:soft-page-break/><text:s/>light vs heavy 50% to do 33% <text:s/>damage</text:p>
      <text:p text:style-name="P7"><text:s/>light vs Super 16% to go 12,5% Damage</text:p>
      <text:p text:style-name="P7"/>
      <text:p text:style-name="P6">Unitstats:</text:p>
      <text:p text:style-name="P6"><text:tab/><text:span text:style-name="T5">Base Grösen</text:span></text:p>
      <text:p text:style-name="P6"><text:tab/>Cost pro marker: 1 light,2 medium ,3 heavy ,6 Super </text:p>
      <text:p text:style-name="P6"/>
      <text:p text:style-name="P6"><text:tab/>Movment: 1 slow() 2 normal 4 fast</text:p>
      <text:p text:style-name="P6"/>
      <text:p text:style-name="P6"><text:tab/>Hitpoints per Marker: <text:s/>1 light,2 medium ,3 heavy ,6 Super <text:s text:c="2"/></text:p>
      <text:p text:style-name="P6"/>
      <text:p text:style-name="P8">Wepontyps</text:p>
      <text:p text:style-name="P8"/>
      <text:p text:style-name="P8">Nanospray: <text:tab/></text:p>
      <text:p text:style-name="P8"><text:tab/>get -1 size as atack and has attakragenge 0 but reclaim metal complet and instand</text:p>
      <text:p text:style-name="P8"><text:tab/>can raclaim Scrap out of the own Sector into storage<text:tab/></text:p>
      <text:p text:style-name="P8"><text:tab/>can use Metal out of starage to rapair units in range</text:p>
      <text:p text:style-name="P8"><text:tab/>can Build <text:s/>in Range </text:p>
      <text:p text:style-name="P8"><text:tab/><text:tab/></text:p>
      <text:p text:style-name="P8">Laser</text:p>
      <text:p text:style-name="P8"><text:tab/><text:span text:style-name="T3">Blocked by lign of sight</text:span></text:p>
      <text:p text:style-name="P8">Plasma</text:p>
      <text:p text:style-name="P8"><text:tab/><text:span text:style-name="T3">will get riot if fight down hill</text:span></text:p>
      <text:p text:style-name="P8">Roket</text:p>
      <text:p text:style-name="P1"><text:tab/><text:span text:style-name="T3">gets Balistik if not fight uphill</text:span></text:p>
      <text:p text:style-name="P1"/>
      <text:p text:style-name="P7"><text:span text:style-name="T2">Weapon</text:span> modifiers:</text:p>
      <text:p text:style-name="P7"><text:tab/>Speard fire: -1 size (so m<text:span text:style-name="T2">e</text:span>dium <text:span text:style-name="T2">unit will fire as light and light as super light 0) but will double dices</text:span></text:p>
      <text:p text:style-name="P7"><text:tab/><text:span text:style-name="T2">example catapult, Peewee?</text:span></text:p>
      <text:p text:style-name="P7"/>
      <text:p text:style-name="P7"><text:tab/><text:span text:style-name="T2">Concentrate Fire: +1 Size but unable to move (or take tow turns? Cool down marker???)</text:span></text:p>
      <text:p text:style-name="P7"><text:tab/><text:span text:style-name="T2">example sniper</text:span></text:p>
      <text:p text:style-name="P7"/>
      <text:p text:style-name="P7"><text:tab/><text:span text:style-name="T2">Rapid Fire: first-strike</text:span></text:p>
      <text:p text:style-name="P7"/>
      <text:p text:style-name="P7"><text:tab/><text:span text:style-name="T2">Slow fire: opponent will get First-strike</text:span></text:p>
      <text:p text:style-name="P7"/>
      <text:p text:style-name="P7"><text:tab/></text:p>
      <text:p text:style-name="P7"><text:tab/><text:span text:style-name="T2">Stun: +1 size, will do no damage at all. If more than 50% of a stack is hit the hole stack is Stunned. <text:s/>(removing stunned by turn or by E???)</text:span></text:p>
      <text:p text:style-name="P1"/>
      <text:p text:style-name="P2"><text:tab/><text:span text:style-name="T2">Riot: If riot hits a unit not bigger himself the target gets shattered. Make him unable to move until E is spend to reorganize (reorganizing is a regular unit move without the ability to move)</text:span></text:p>
      <text:p text:style-name="P1"/>
      <text:p text:style-name="P3"><text:tab/><text:span text:style-name="T3">Balistik: </text:span></text:p>
      <text:p text:style-name="P3"><text:span text:style-name="T3"><text:tab/><text:tab/>can ignore line of sight </text:span></text:p>
      <text:p text:style-name="P3"><text:tab/><text:tab/>-<text:span text:style-name="T3">1 size if there is no line of sight from any of your tropper but radar</text:span></text:p>
      <text:p text:style-name="P3"><text:tab/><text:tab/>-<text:span text:style-name="T3">1 size if there is no radar detection but line of sight</text:span></text:p>
      <text:p text:style-name="P3"><text:tab/><text:tab/>-<text:span text:style-name="T3">2 size if there is neither</text:span></text:p>
      <text:p text:style-name="P3"/>
      <text:p text:style-name="P3"/>
      <text:p text:style-name="P3"><text:soft-page-break/></text:p>
      <text:p text:style-name="P3"/>
      <text:p text:style-name="P3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text:tab/><text:tab/><text:tab/>laser Plasma Roket</text:p>
      <text:p text:style-name="P1"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Laser</text:p>
      <text:p text:style-name="P1"><text:tab/><text:tab/><text:tab/>rangefull</text:p>
      <text:p text:style-name="P1"><text:tab/><text:tab/><text:tab/>rangehalf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Plasma</text:p>
      <text:p text:style-name="P1"><text:tab/><text:tab/><text:tab/>range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Splash</text:p>
      <text:p text:style-name="P1"><text:tab/><text:tab/>Rocket</text:p>
      <text:p text:style-name="P1"><text:tab/><text:tab/><text:tab/>rangefull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damage radius</text:p>
      <text:p text:style-name="P1"/>
      <text:p text:style-name="P1"/>
      <text:p text:style-name="P1">Unitstats:</text:p>
      <text:p text:style-name="P1"><text:tab/>Cost:</text:p>
      <text:p text:style-name="P1"><text:tab/>Movment:</text:p>
      <text:p text:style-name="P1"><text:tab/>Hitpoints:</text:p>
      <text:p text:style-name="P1"><text:tab/>Attacks:</text:p>
      <text:p text:style-name="P1"><text:tab/><text:tab/>Laser</text:p>
      <text:p text:style-name="P1"><text:soft-page-break/><text:tab/><text:tab/><text:tab/>rangefull</text:p>
      <text:p text:style-name="P1"><text:tab/><text:tab/><text:tab/>rangehalf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Plasma</text:p>
      <text:p text:style-name="P1"><text:tab/><text:tab/><text:tab/>range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Splash</text:p>
      <text:p text:style-name="P1"><text:tab/><text:tab/>Rocket</text:p>
      <text:p text:style-name="P1"><text:tab/><text:tab/><text:tab/>rangefull</text:p>
      <text:p text:style-name="P1"><text:tab/><text:tab/><text:tab/>precision</text:p>
      <text:p text:style-name="P1"><text:tab/><text:tab/><text:tab/>damage lvl</text:p>
      <text:p text:style-name="P1"><text:tab/><text:tab/><text:tab/>damage amount</text:p>
      <text:p text:style-name="P1"><text:tab/><text:tab/><text:tab/>damage radi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7T10:54:41.554000000</meta:creation-date>
    <dc:date>2015-02-27T14:24:07.094000000</dc:date>
    <meta:editing-duration>PT3H27M53S</meta:editing-duration>
    <meta:editing-cycles>6</meta:editing-cycles>
    <meta:generator>LibreOffice/4.2.6.3$Windows_x86 LibreOffice_project/3fd416d4c6db7d3204c17ce57a1d70f6e531ee21</meta:generator>
    <meta:document-statistic meta:table-count="0" meta:image-count="0" meta:object-count="1" meta:page-count="4" meta:paragraph-count="106" meta:word-count="540" meta:character-count="3131" meta:non-whitespace-character-count="24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row table:style-name="ro1">
          <table:table-cell/>
          <table:table-cell table:formula="of:=1/12" office:value-type="float" office:value="0.0833333333333333" calcext:value-type="float">
            <text:p>0,083333333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[.$B$1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[.$B$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[.$B$1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[.$B$1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[.$B$1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[.$B$1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[.$B$1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[.$B$1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[.$B$1]"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[.$B$1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[.$B$1]" office:value-type="float" office:value="0.916666666666667" calcext:value-type="float">
            <text:p>0,91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[.$B$1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.00.0000</text:date>, <text:time style:data-style-name="N2" text:time-value="10:55:02.1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